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pitch="variable" style:font-charset="x-symbol"/>
    <style:font-face style:name="OpenSymbol3" svg:font-family="OpenSymbol"/>
    <style:font-face style:name="Tahoma1" svg:font-family="Tahoma"/>
    <style:font-face style:name="OpenSymbol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4cm" fo:margin-left="0cm" table:align="left"/>
    </style:style>
    <style:style style:name="Tableau4.A" style:family="table-column">
      <style:table-column-properties style:column-width="1.406cm"/>
    </style:style>
    <style:style style:name="Tableau4.B" style:family="table-column">
      <style:table-column-properties style:column-width="2.88cm"/>
    </style:style>
    <style:style style:name="Tableau4.C" style:family="table-column">
      <style:table-column-properties style:column-width="11.629cm"/>
    </style:style>
    <style:style style:name="Tableau4.D" style:family="table-column">
      <style:table-column-properties style:column-width="1.099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background-color="#ffd7d7" fo:padding="0.097cm" fo:border="none">
        <style:background-image/>
      </style:table-cell-properties>
    </style:style>
    <style:style style:name="Tableau4.C1" style:family="table-cell">
      <style:table-cell-properties fo:background-color="#dee6ef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officeooo:paragraph-rsid="0020de6c"/>
    </style:style>
    <style:style style:name="P8" style:family="paragraph" style:parent-style-name="Text_20_body">
      <style:paragraph-properties fo:text-align="justify" style:justify-single-word="false"/>
      <style:text-properties officeooo:rsid="0020de6c" officeooo:paragraph-rsid="0020de6c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normal" officeooo:paragraph-rsid="0020de6c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text-underline-style="none" fo:font-weight="normal" officeooo:paragraph-rsid="0029f856" style:font-weight-asian="normal" style:font-weight-complex="normal"/>
    </style:style>
    <style:style style:name="P11" style:family="paragraph" style:parent-style-name="Text_20_body">
      <style:text-properties style:text-underline-style="none" officeooo:paragraph-rsid="0028bbd6"/>
    </style:style>
    <style:style style:name="P12" style:family="paragraph" style:parent-style-name="Text_20_body">
      <style:text-properties officeooo:rsid="00230a67" officeooo:paragraph-rsid="0024a4b0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29f856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28bbd6"/>
    </style:style>
    <style:style style:name="P17" style:family="paragraph" style:parent-style-name="Text_20_body">
      <style:text-properties officeooo:rsid="0024a4b0" officeooo:paragraph-rsid="0024a4b0"/>
    </style:style>
    <style:style style:name="P18" style:family="paragraph" style:parent-style-name="Text_20_body">
      <style:text-properties officeooo:rsid="0024a4b0" officeooo:paragraph-rsid="002613be"/>
    </style:style>
    <style:style style:name="P19" style:family="paragraph" style:parent-style-name="Text_20_body">
      <style:text-properties officeooo:paragraph-rsid="002613be"/>
    </style:style>
    <style:style style:name="P20" style:family="paragraph" style:parent-style-name="Text_20_body">
      <style:text-properties officeooo:paragraph-rsid="0028bbd6"/>
    </style:style>
    <style:style style:name="P21" style:family="paragraph" style:parent-style-name="Text_20_body">
      <style:text-properties officeooo:paragraph-rsid="0029f856"/>
    </style:style>
    <style:style style:name="P22" style:family="paragraph" style:parent-style-name="Text_20_body">
      <style:text-properties officeooo:paragraph-rsid="002ba81f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4a4b0" officeooo:paragraph-rsid="0024a4b0" style:font-weight-asian="bold" style:font-weight-complex="bold"/>
    </style:style>
    <style:style style:name="P24" style:family="paragraph" style:parent-style-name="Table_20_Contents">
      <style:text-properties officeooo:paragraph-rsid="0030f209"/>
    </style:style>
    <style:style style:name="P2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29f856" officeooo:paragraph-rsid="0029f856"/>
    </style:style>
    <style:style style:name="P2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d54ff"/>
    </style:style>
    <style:style style:name="P2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2ef494"/>
    </style:style>
    <style:style style:name="P28" style:family="paragraph" style:parent-style-name="Heading_20_1">
      <style:text-properties style:text-underline-style="solid" style:text-underline-width="auto" style:text-underline-color="font-color"/>
    </style:style>
    <style:style style:name="P29" style:family="paragraph" style:parent-style-name="Heading_20_1">
      <style:text-properties style:text-underline-style="solid" style:text-underline-width="auto" style:text-underline-color="font-color" officeooo:rsid="0020de6c" officeooo:paragraph-rsid="0020de6c"/>
    </style:style>
    <style:style style:name="P30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2" style:family="paragraph" style:parent-style-name="Heading_20_2">
      <style:text-properties officeooo:paragraph-rsid="0028bbd6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20de6c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29f856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8d90" officeooo:paragraph-rsid="00218d90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style:text-underline-style="none" officeooo:rsid="0024a4b0" officeooo:paragraph-rsid="0024a4b0" style:font-style-asian="normal" style:font-style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218d90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rsid="00218d90" officeooo:paragraph-rsid="00218d90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230a67" officeooo:paragraph-rsid="00230a67"/>
    </style:style>
    <style:style style:name="P40" style:family="paragraph" style:parent-style-name="Text_20_body" style:list-style-name="L2">
      <style:text-properties officeooo:rsid="0024a4b0" officeooo:paragraph-rsid="0028bbd6"/>
    </style:style>
    <style:style style:name="P41" style:family="paragraph" style:parent-style-name="Text_20_body" style:list-style-name="L2">
      <style:text-properties officeooo:rsid="0024a4b0" officeooo:paragraph-rsid="0024a4b0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28bbd6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paragraph-rsid="0029f856"/>
    </style:style>
    <style:style style:name="P44" style:family="paragraph" style:parent-style-name="Text_20_body" style:list-style-name="L5">
      <style:paragraph-properties fo:text-align="justify" style:justify-single-word="false"/>
    </style:style>
    <style:style style:name="P45" style:family="paragraph" style:parent-style-name="Text_20_body" style:list-style-name="L5">
      <style:paragraph-properties fo:text-align="justify" style:justify-single-word="false"/>
      <style:text-properties officeooo:paragraph-rsid="002ef494"/>
    </style:style>
    <style:style style:name="P46" style:family="paragraph" style:parent-style-name="Text_20_body" style:list-style-name="L3">
      <style:paragraph-properties fo:text-align="justify" style:justify-single-word="false"/>
      <style:text-properties officeooo:rsid="0029f856" officeooo:paragraph-rsid="0029f856"/>
    </style:style>
    <style:style style:name="P47" style:family="paragraph" style:parent-style-name="Text_20_body" style:list-style-name="L4"/>
    <style:style style:name="P48" style:family="paragraph" style:parent-style-name="Text_20_body" style:list-style-name="L4">
      <style:text-properties officeooo:paragraph-rsid="002ba81f"/>
    </style:style>
    <style:style style:name="P49" style:family="paragraph" style:parent-style-name="Text_20_body" style:list-style-name="L4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8d90" style:font-style-asian="italic" style:font-style-complex="italic"/>
    </style:style>
    <style:style style:name="T3" style:family="text">
      <style:text-properties fo:font-style="italic" officeooo:rsid="0029f856" style:font-style-asian="italic" style:font-style-complex="italic"/>
    </style:style>
    <style:style style:name="T4" style:family="text">
      <style:text-properties fo:font-style="italic" officeooo:rsid="002ba81f" style:font-style-asian="italic" style:font-style-complex="italic"/>
    </style:style>
    <style:style style:name="T5" style:family="text">
      <style:text-properties fo:font-style="italic" officeooo:rsid="002d54ff" style:font-style-asian="italic" style:font-style-complex="italic"/>
    </style:style>
    <style:style style:name="T6" style:family="text">
      <style:text-properties fo:font-style="italic" officeooo:rsid="002ef494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9f856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officeooo:rsid="0028bbd6" style:font-style-asian="italic" style:font-style-complex="italic"/>
    </style:style>
    <style:style style:name="T11" style:family="text">
      <style:text-properties fo:font-style="italic" officeooo:rsid="002ba81f"/>
    </style:style>
    <style:style style:name="T12" style:family="text">
      <style:text-properties fo:font-style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8d90" style:font-style-asian="normal" style:font-style-complex="normal"/>
    </style:style>
    <style:style style:name="T15" style:family="text">
      <style:text-properties fo:font-style="normal" officeooo:rsid="0029f856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ef49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officeooo:rsid="002613be" style:font-style-asian="normal" style:font-style-complex="normal"/>
    </style:style>
    <style:style style:name="T21" style:family="text">
      <style:text-properties fo:font-style="normal" style:text-underline-style="none" officeooo:rsid="0028bbd6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font-name="OpenSymbol2" fo:font-style="normal"/>
    </style:style>
    <style:style style:name="T24" style:family="text">
      <style:text-properties style:font-name="OpenSymbol" fo:font-style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a4b0" style:font-weight-asian="bold" style:font-weight-complex="bold"/>
    </style:style>
    <style:style style:name="T27" style:family="text">
      <style:text-properties style:text-position="super 58%" fo:font-style="italic" officeooo:rsid="002ef494" style:font-style-asian="italic" style:font-style-complex="italic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tyle="italic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Times New Roman" fo:font-style="italic" officeooo:rsid="002ba81f" style:font-style-asian="italic" style:font-style-complex="italic"/>
    </style:style>
    <style:style style:name="T32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Times New Roman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34" style:family="text">
      <style:text-properties style:font-name="Times New Roman" fo:font-style="italic" style:text-underline-style="none" officeooo:rsid="0028bbd6" style:font-style-asian="italic" style:font-style-complex="italic"/>
    </style:style>
    <style:style style:name="T35" style:family="text">
      <style:text-properties style:font-name="Times New Roman" fo:font-style="italic" style:text-underline-style="none" officeooo:rsid="0029f856" style:font-style-asian="italic" style:font-style-complex="italic"/>
    </style:style>
    <style:style style:name="T36" style:family="text">
      <style:text-properties style:font-name="Times New Roman" fo:font-style="italic" officeooo:rsid="002ba81f"/>
    </style:style>
    <style:style style:name="T37" style:family="text">
      <style:text-properties style:font-name="Times New Roman" fo:font-style="italic" officeooo:rsid="002d54ff"/>
    </style:style>
    <style:style style:name="T38" style:family="text">
      <style:text-properties style:font-name="Times New Roman" fo:font-style="normal"/>
    </style:style>
    <style:style style:name="T39" style:family="text">
      <style:text-properties style:font-name="Times New Roman" fo:font-style="normal" officeooo:rsid="0024a4b0"/>
    </style:style>
    <style:style style:name="T40" style:family="text">
      <style:text-properties style:font-name="Times New Roman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tyle="normal" style:text-underline-style="none" style:font-style-asian="normal" style:font-style-complex="normal"/>
    </style:style>
    <style:style style:name="T42" style:family="text">
      <style:text-properties style:font-name="Times New Roman" fo:font-style="normal" style:text-underline-style="none" officeooo:rsid="0028bbd6" style:font-style-asian="normal" style:font-style-complex="normal"/>
    </style:style>
    <style:style style:name="T43" style:family="text">
      <style:text-properties style:font-name="Times New Roman" fo:font-style="normal" style:text-underline-style="none" officeooo:rsid="002ba81f" style:font-style-asian="normal" style:font-style-complex="normal"/>
    </style:style>
    <style:style style:name="T44" style:family="text">
      <style:text-properties style:font-name="Times New Roman" fo:font-style="normal" officeooo:rsid="002ba81f"/>
    </style:style>
    <style:style style:name="T45" style:family="text">
      <style:text-properties style:font-name="Times New Roman" fo:font-style="normal" style:font-style-asian="normal" style:font-style-complex="normal"/>
    </style:style>
    <style:style style:name="T46" style:family="text">
      <style:text-properties style:font-name="Times New Roman" fo:font-style="normal" officeooo:rsid="002ba81f" style:font-style-asian="normal" style:font-style-complex="normal"/>
    </style:style>
    <style:style style:name="T47" style:family="text">
      <style:text-properties style:font-name="Times New Roman" fo:font-style="normal" officeooo:rsid="002d54ff" style:font-style-asian="normal" style:font-style-complex="normal"/>
    </style:style>
    <style:style style:name="T48" style:family="text">
      <style:text-properties style:font-name="Times New Roman" fo:font-style="normal" officeooo:rsid="002d54ff"/>
    </style:style>
    <style:style style:name="T49" style:family="text">
      <style:text-properties style:font-name="Times New Roman" fo:font-weight="bold" style:font-weight-asian="bold" style:font-weight-complex="bold"/>
    </style:style>
    <style:style style:name="T50" style:family="text">
      <style:text-properties style:font-name="Times New Roman" fo:font-weight="bold" officeooo:rsid="0024a4b0" style:font-weight-asian="bold" style:font-weight-complex="bold"/>
    </style:style>
    <style:style style:name="T51" style:family="text">
      <style:text-properties style:font-name="Times New Roman" officeooo:rsid="00230a67"/>
    </style:style>
    <style:style style:name="T52" style:family="text">
      <style:text-properties style:font-name="Times New Roman" officeooo:rsid="0028bbd6"/>
    </style:style>
    <style:style style:name="T53" style:family="text">
      <style:text-properties style:font-name="Times New Roman" officeooo:rsid="0024a4b0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normal" officeooo:rsid="0029f856" style:font-style-asian="normal" style:font-style-complex="normal"/>
    </style:style>
    <style:style style:name="T56" style:family="text">
      <style:text-properties style:text-position="sub 58%"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57" style:family="text">
      <style:text-properties style:text-position="sub 58%" officeooo:rsid="002d54ff"/>
    </style:style>
    <style:style style:name="T58" style:family="text">
      <style:text-properties style:text-position="sub 58%" style:font-name="OpenSymbol" fo:font-style="normal"/>
    </style:style>
    <style:style style:name="T59" style:family="text">
      <style:text-properties style:text-position="sub 58%" style:font-name="OpenSymbol2" fo:font-style="normal"/>
    </style:style>
    <style:style style:name="T60" style:family="text">
      <style:text-properties officeooo:rsid="0020de6c"/>
    </style:style>
    <style:style style:name="T61" style:family="text">
      <style:text-properties officeooo:rsid="00230a67"/>
    </style:style>
    <style:style style:name="T62" style:family="text">
      <style:text-properties officeooo:rsid="0024a4b0"/>
    </style:style>
    <style:style style:name="T63" style:family="text">
      <style:text-properties fo:color="#c9211e" fo:font-style="italic" style:text-underline-style="none" officeooo:rsid="002613be" style:font-style-asian="italic" style:font-style-complex="italic"/>
    </style:style>
    <style:style style:name="T64" style:family="text">
      <style:text-properties fo:color="#c9211e" fo:font-style="normal" style:text-underline-style="none" officeooo:rsid="002613be" style:font-style-asian="normal" style:font-style-complex="normal"/>
    </style:style>
    <style:style style:name="T65" style:family="text">
      <style:text-properties fo:color="#c9211e" style:text-position="sub 58%" fo:font-style="normal" style:text-underline-style="none" officeooo:rsid="002613be" style:font-style-asian="normal" style:font-style-complex="normal"/>
    </style:style>
    <style:style style:name="T66" style:family="text">
      <style:text-properties fo:font-variant="normal" fo:text-transform="none" fo:color="#c9211e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2a6099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2a6099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style:use-window-font-color="tru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2ba81f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style:use-window-font-color="true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74" style:family="text">
      <style:text-properties fo:font-variant="normal" fo:text-transform="none" style:use-window-font-color="true" fo:letter-spacing="normal" fo:font-style="italic" fo:font-weight="normal" officeooo:rsid="002613be" style:font-style-asian="italic" style:font-weight-asian="normal" style:font-style-complex="italic" style:font-weight-complex="normal"/>
    </style:style>
    <style:style style:name="T75" style:family="text">
      <style:text-properties fo:font-variant="normal" fo:text-transform="none" style:use-window-font-color="true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use-window-font-color="true" style:text-position="sub 58%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use-window-font-color="true" style:text-position="sub 58%" fo:letter-spacing="normal" fo:font-style="normal" fo:font-weight="normal" officeooo:rsid="002613be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use-window-font-color="true" style:text-position="sub 58%" style:font-name="Times New Roman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2613be" style:font-style-asian="italic" style:font-weight-asian="normal" style:font-style-complex="italic" style:font-weight-complex="normal"/>
    </style:style>
    <style:style style:name="T82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29f856" style:font-style-asian="italic" style:font-weight-asian="normal" style:font-style-complex="italic" style:font-weight-complex="normal"/>
    </style:style>
    <style:style style:name="T83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613be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9f856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bold" officeooo:rsid="002613be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202122" fo:letter-spacing="normal"/>
    </style:style>
    <style:style style:name="T89" style:family="text">
      <style:text-properties fo:font-variant="normal" fo:text-transform="none" fo:color="#202122" fo:letter-spacing="normal" fo:font-style="italic" style:font-style-asian="italic" style:font-style-complex="italic"/>
    </style:style>
    <style:style style:name="T90" style:family="text">
      <style:text-properties fo:font-variant="normal" fo:text-transform="none" fo:color="#202122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91" style:family="text">
      <style:text-properties fo:font-variant="normal" fo:text-transform="none" fo:color="#202122" style:text-position="sub 58%" fo:letter-spacing="normal"/>
    </style:style>
    <style:style style:name="T92" style:family="text">
      <style:text-properties fo:font-variant="normal" fo:text-transform="none" fo:color="#202122" style:text-position="sub 58%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202122" style:text-position="sub 58%" style:font-name="Times New Roman" fo:letter-spacing="normal" officeooo:rsid="0028bbd6"/>
    </style:style>
    <style:style style:name="T94" style:family="text">
      <style:text-properties fo:font-variant="normal" fo:text-transform="none" fo:color="#202122" style:text-position="sub 58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202122" style:text-position="0% 100%" fo:letter-spacing="normal"/>
    </style:style>
    <style:style style:name="T96" style:family="text">
      <style:text-properties fo:font-variant="normal" fo:text-transform="none" fo:color="#202122" style:text-position="0% 100%" fo:letter-spacing="normal" officeooo:rsid="0028bbd6"/>
    </style:style>
    <style:style style:name="T97" style:family="text">
      <style:text-properties fo:font-variant="normal" fo:text-transform="none" fo:color="#202122" style:text-position="0% 100%" style:font-name="Times New Roman" fo:letter-spacing="normal" officeooo:rsid="0028bbd6"/>
    </style:style>
    <style:style style:name="T98" style:family="text">
      <style:text-properties fo:font-variant="normal" fo:text-transform="none" fo:color="#202122" style:text-position="0% 100%" style:font-name="Times New Roman" fo:letter-spacing="normal" officeooo:rsid="0029f856"/>
    </style:style>
    <style:style style:name="T99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8bbd6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4a4b0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28bbd6" style:font-style-asian="italic" style:font-weight-asian="normal" style:font-style-complex="italic" style:font-weight-complex="normal"/>
    </style:style>
    <style:style style:name="T106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107" style:family="text">
      <style:text-properties fo:font-variant="normal" fo:text-transform="none" fo:color="#202122" style:font-name="Times New Roman" fo:letter-spacing="normal" fo:font-style="italic" officeooo:rsid="0028bbd6" style:font-style-asian="italic" style:font-style-complex="italic"/>
    </style:style>
    <style:style style:name="T108" style:family="text">
      <style:text-properties fo:font-variant="normal" fo:text-transform="none" fo:color="#202122" style:font-name="Times New Roman" fo:letter-spacing="normal" officeooo:rsid="0028bbd6"/>
    </style:style>
    <style:style style:name="T109" style:family="text">
      <style:text-properties officeooo:rsid="0028bbd6"/>
    </style:style>
    <style:style style:name="T110" style:family="text">
      <style:text-properties style:font-name="Arial" fo:font-size="14pt" fo:font-style="normal" style:text-underline-style="solid" style:text-underline-width="auto" style:text-underline-color="font-color" fo:font-weight="bold" officeooo:rsid="0028bbd6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111" style:family="text">
      <style:text-properties officeooo:rsid="0029f856"/>
    </style:style>
    <style:style style:name="T112" style:family="text">
      <style:text-properties officeooo:rsid="002ba81f"/>
    </style:style>
    <style:style style:name="T113" style:family="text">
      <style:text-properties officeooo:rsid="002d54ff"/>
    </style:style>
    <style:style style:name="T114" style:family="text">
      <style:text-properties officeooo:rsid="002ef494"/>
    </style:style>
    <style:style style:name="T115" style:family="text">
      <style:text-properties style:text-position="0% 100%" style:font-name="OpenSymbol" fo:font-style="normal"/>
    </style:style>
    <style:style style:name="T116" style:family="text">
      <style:text-properties style:text-position="0% 100%" style:font-name="OpenSymbol2" fo:font-style="normal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hapitre <text:span text:style-name="T60">0</text:span></text:p>
            <text:p text:style-name="P5">Raisonnement par récurrence</text:p>
          </table:table-cell>
        </table:table-row>
      </table:table>
      <text:p text:style-name="P3"/>
      <text:h text:style-name="P29" text:outline-level="1">Propriété mathématiqu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Définition :</text:p>
            <text:p text:style-name="P8">Une <text:span text:style-name="T25">propriété mathématique</text:span> est une phrase, écrite ou non avec des symboles mathématiques, qui contient un verbe et qui est soit vraie soit vraie soit fausse.</text:p>
          </table:table-cell>
        </table:table-row>
      </table:table>
      <text:p text:style-name="P7"/>
      <text:p text:style-name="P33">Remarque :</text:p>
      <text:p text:style-name="P9">Lorsque la propriété concerne un entier naturel <text:span text:style-name="T1">n</text:span><text:span text:style-name="T13">, </text:span><text:span text:style-name="T14">on peut la noter </text:span><text:span text:style-name="T2">P</text:span><text:span text:style-name="T14">(</text:span><text:span text:style-name="T2">n</text:span><text:span text:style-name="T14">),</text:span></text:p>
      <text:p text:style-name="P35">Exemples :</text:p>
      <text:list xml:id="list3119595129" text:style-name="L1">
        <text:list-item>
          <text:p text:style-name="P37"><text:span text:style-name="T17">Une égalité, </text:span><text:span text:style-name="T8">P</text:span><text:span text:style-name="T17">(</text:span><text:span text:style-name="T8">n</text:span><text:span text:style-name="T17">) : </text:span><text:span text:style-name="T17"><draw:frame draw:style-name="fr1" draw:name="Objet1" text:anchor-type="as-char" svg:width="3.845cm" svg:height="1.037cm" draw:z-index="1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7">.</text:span></text:p>
        </text:list-item>
        <text:list-item>
          <text:p text:style-name="P38"><text:span text:style-name="T16">Une inégalité, </text:span><text:span text:style-name="T7">P</text:span><text:span text:style-name="T16">(</text:span><text:span text:style-name="T7">n</text:span><text:span text:style-name="T16">) : <text:s/></text:span><text:span text:style-name="T16"><draw:frame draw:style-name="fr1" draw:name="Objet2" text:anchor-type="as-char" svg:width="2.783cm" svg:height="0.557cm" draw:z-index="1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.</text:span></text:p>
        </text:list-item>
        <text:list-item>
          <text:p text:style-name="P39"><text:span text:style-name="T16">Une phrase</text:span><text:span text:style-name="T17">, </text:span><text:span text:style-name="T8">P</text:span><text:span text:style-name="T17">(</text:span><text:span text:style-name="T8">n</text:span><text:span text:style-name="T17">) : <text:s/></text:span><draw:frame draw:style-name="fr1" draw:name="Objet3" text:anchor-type="as-char" svg:width="1.141cm" svg:height="0.527cm" draw:z-index="18"><draw:object xlink:href="./Object 3" xlink:type="simple" xlink:show="embed" xlink:actuate="onLoad"/><draw:image xlink:href="./ObjectReplacements/Object 3" xlink:type="simple" xlink:show="embed" xlink:actuate="onLoad"/><svg:desc>formule</svg:desc></draw:frame><text:s/>est un multiple de 3.</text:p>
        </text:list-item>
      </text:list>
      <text:h text:style-name="P28" text:outline-level="1">Raisonnement par récurrence</text:h>
      <text:h text:style-name="P30" text:outline-level="2">Exemple</text:h>
      <text:p text:style-name="Text_20_body">Soit <draw:frame draw:style-name="fr1" draw:name="Objet35" text:anchor-type="as-char" svg:width="0.894cm" svg:height="0.533cm" draw:z-index="0"><draw:object xlink:href="./Object 49" xlink:type="simple" xlink:show="embed" xlink:actuate="onLoad"/><draw:image xlink:href="./ObjectReplacements/Object 49" xlink:type="simple" xlink:show="embed" xlink:actuate="onLoad"/></draw:frame><text:s/>la suite définie sur ℕ <text:span text:style-name="T61">p</text:span>ar <draw:frame draw:style-name="fr1" draw:name="Objet36" text:anchor-type="as-char" svg:width="1.863cm" svg:height="0.593cm" draw:z-index="1"><draw:object xlink:href="./Object 50" xlink:type="simple" xlink:show="embed" xlink:actuate="onLoad"/><draw:image xlink:href="./ObjectReplacements/Object 50" xlink:type="simple" xlink:show="embed" xlink:actuate="onLoad"/></draw:frame>.</text:p>
      <text:p text:style-name="Text_20_body">On a donc :</text:p>
      <text:p text:style-name="P13"><draw:frame draw:style-name="fr1" draw:name="Objet37" text:anchor-type="as-char" svg:width="1.145cm" svg:height="0.533cm" draw:z-index="2"><draw:object xlink:href="./Object 51" xlink:type="simple" xlink:show="embed" xlink:actuate="onLoad"/><draw:image xlink:href="./ObjectReplacements/Object 51" xlink:type="simple" xlink:show="embed" xlink:actuate="onLoad"/></draw:frame> ; <draw:frame draw:style-name="fr1" draw:name="Objet38" text:anchor-type="as-char" svg:width="1.131cm" svg:height="0.533cm" draw:z-index="3"><draw:object xlink:href="./Object 52" xlink:type="simple" xlink:show="embed" xlink:actuate="onLoad"/><draw:image xlink:href="./ObjectReplacements/Object 52" xlink:type="simple" xlink:show="embed" xlink:actuate="onLoad"/></draw:frame> ; <draw:frame draw:style-name="fr1" draw:name="Objet39" text:anchor-type="as-char" svg:width="1.346cm" svg:height="0.533cm" draw:z-index="4"><draw:object xlink:href="./Object 53" xlink:type="simple" xlink:show="embed" xlink:actuate="onLoad"/><draw:image xlink:href="./ObjectReplacements/Object 53" xlink:type="simple" xlink:show="embed" xlink:actuate="onLoad"/></draw:frame> ; <draw:frame draw:style-name="fr1" draw:name="Objet40" text:anchor-type="as-char" svg:width="1.342cm" svg:height="0.533cm" draw:z-index="5"><draw:object xlink:href="./Object 54" xlink:type="simple" xlink:show="embed" xlink:actuate="onLoad"/><draw:image xlink:href="./ObjectReplacements/Object 54" xlink:type="simple" xlink:show="embed" xlink:actuate="onLoad"/></draw:frame> ; <draw:frame draw:style-name="fr1" draw:name="Objet41" text:anchor-type="as-char" svg:width="1.573cm" svg:height="0.533cm" draw:z-index="6"><draw:object xlink:href="./Object 55" xlink:type="simple" xlink:show="embed" xlink:actuate="onLoad"/><draw:image xlink:href="./ObjectReplacements/Object 55" xlink:type="simple" xlink:show="embed" xlink:actuate="onLoad"/></draw:frame> ; <draw:frame draw:style-name="fr1" draw:name="Objet42" text:anchor-type="as-char" svg:width="1.762cm" svg:height="0.533cm" draw:z-index="7"><draw:object xlink:href="./Object 56" xlink:type="simple" xlink:show="embed" xlink:actuate="onLoad"/><draw:image xlink:href="./ObjectReplacements/Object 56" xlink:type="simple" xlink:show="embed" xlink:actuate="onLoad"/></draw:frame>…</text:p>
      <text:p text:style-name="Text_20_body">On remarque que tous ces nombres sont des multiples de 3.</text:p>
      <text:p text:style-name="Text_20_body">On peut <text:span text:style-name="T25">conjecturer</text:span> que :</text:p>
      <text:p text:style-name="P13"><text:span text:style-name="T8">P</text:span><text:span text:style-name="T17">(</text:span><text:span text:style-name="T8">n</text:span><text:span text:style-name="T17">) :</text:span> <draw:frame draw:style-name="fr1" draw:name="Objet4" text:anchor-type="as-char" svg:width="0.566cm" svg:height="0.531cm" draw:z-index="19"><draw:object xlink:href="./Object 4" xlink:type="simple" xlink:show="embed" xlink:actuate="onLoad"/><draw:image xlink:href="./ObjectReplacements/Object 4" xlink:type="simple" xlink:show="embed" xlink:actuate="onLoad"/><svg:desc>formule</svg:desc></draw:frame><text:s/>est un multiple de 3</text:p>
      <text:p text:style-name="P15">La démonstration de ce résultat repose sur un type de raisonnement appelé r<text:span text:style-name="T25">aisonnement par récurrence</text:span>.</text:p>
      <text:h text:style-name="P31" text:outline-level="2">Le principe de récurrenc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0">Soit <text:span text:style-name="T8">P</text:span><text:span text:style-name="T17">(</text:span><text:span text:style-name="T8">n</text:span><text:span text:style-name="T17">)</text:span><text:span text:style-name="T28"> une propriété dépendant </text:span><text:span text:style-name="T51">d’</text:span><text:span text:style-name="T28">un entier </text:span><text:span text:style-name="T29">n</text:span><text:span text:style-name="T38"> </text:span><text:span text:style-name="T39">et </text:span><text:span text:style-name="T71">n</text:span><text:span text:style-name="T78">0</text:span><text:span text:style-name="T84"> </text:span><text:span text:style-name="T115">∈</text:span><text:span text:style-name="T116"> </text:span>ℕ.</text:p>
            <text:p text:style-name="P12">Si l’on démontre les deux étapes suivantes :</text:p>
            <text:list xml:id="list1898535915" text:style-name="L2">
              <text:list-item>
                <text:p text:style-name="P40"><text:span text:style-name="T25">Initialisation </text:span>: <text:span text:style-name="T8">P</text:span><text:span text:style-name="T17">(</text:span><text:span text:style-name="T8">n</text:span><text:span text:style-name="T17">)</text:span><text:span text:style-name="T28"> est vraie pour un entier </text:span><text:span text:style-name="T71">n</text:span><text:span text:style-name="T78">0 </text:span></text:p>
              </text:list-item>
              <text:list-item>
                <text:p text:style-name="P41"><text:span text:style-name="T49">Hérédité </text:span><text:span text:style-name="T28">: pour tout entier </text:span><text:span text:style-name="T28"><draw:frame draw:style-name="fr1" draw:name="Objet6" text:anchor-type="as-char" svg:width="1.162cm" svg:height="0.531cm" draw:z-index="2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8">, « </text:span><text:span text:style-name="T33">P</text:span><text:span text:style-name="T40">(</text:span><text:span text:style-name="T32">k</text:span><text:span text:style-name="T40">)</text:span><text:span text:style-name="T28"> est vraie » implique « </text:span><text:span text:style-name="T30">P</text:span><text:span text:style-name="T28">(</text:span><text:span text:style-name="T30">k</text:span><text:span text:style-name="T28">+1) est vraie »</text:span></text:p>
              </text:list-item>
            </text:list>
            <text:p text:style-name="P17"><text:span text:style-name="T28">alors, on peut conclure que </text:span><text:span text:style-name="T33">P</text:span><text:span text:style-name="T40">(</text:span><text:span text:style-name="T33">n</text:span><text:span text:style-name="T40">)</text:span><text:span text:style-name="T28"> est vraie pour un entier </text:span><text:span text:style-name="T28"><draw:frame draw:style-name="fr1" draw:name="Objet7" text:anchor-type="as-char" svg:width="1.147cm" svg:height="0.531cm" draw:z-index="2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8">,</text:span></text:p>
          </table:table-cell>
        </table:table-row>
      </table:table>
      <text:p text:style-name="P36"><text:soft-page-break/></text:p>
      <text:p text:style-name="P36">Le schéma suivant illustre le principe de récurrence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/>
          </table:table-cell>
          <table:table-cell table:style-name="Tableau4.B1" office:value-type="string">
            <text:p text:style-name="P23">Initialisation</text:p>
          </table:table-cell>
          <table:table-cell table:style-name="Tableau4.C1" office:value-type="string">
            <text:p text:style-name="P23">Hérédité</text:p>
          </table:table-cell>
          <table:table-cell table:style-name="Tableau4.A1" office:value-type="string">
            <text:p text:style-name="Table_20_Contents"/>
          </table:table-cell>
        </table:table-row>
        <table:table-row>
          <table:table-cell table:style-name="Tableau4.A1" office:value-type="string">
            <text:p text:style-name="Table_20_Contents"/>
          </table:table-cell>
          <table:table-cell table:style-name="Tableau4.B1" office:value-type="string">
            <text:p text:style-name="P24"><text:span text:style-name="T1">P</text:span>(<text:span text:style-name="T105">n</text:span><text:span text:style-name="T94">0</text:span>) est vraie</text:p>
          </table:table-cell>
          <table:table-cell table:style-name="Tableau4.C1" office:value-type="string">
            <text:p text:style-name="P18"><text:span text:style-name="T28">pour tout entier </text:span><text:span text:style-name="T28"><draw:frame draw:style-name="fr1" draw:name="Objet9" text:anchor-type="as-char" svg:width="1.162cm" svg:height="0.531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8">, « </text:span><text:span text:style-name="T33">P</text:span><text:span text:style-name="T40">(</text:span><text:span text:style-name="T32">k</text:span><text:span text:style-name="T40">)</text:span><text:span text:style-name="T28"> est vraie » </text:span><text:span text:style-name="T70">⇒</text:span><text:span text:style-name="T28"> « </text:span><text:span text:style-name="T30">P</text:span><text:span text:style-name="T28">(</text:span><text:span text:style-name="T30">k </text:span><text:span text:style-name="T28">+ 1) est vraie »</text:span></text:p>
          </table:table-cell>
          <table:table-cell table:style-name="Tableau4.A1" office:value-type="string">
            <text:p text:style-name="Table_20_Contents"/>
          </table:table-cell>
        </table:table-row>
      </table:table>
      <text:p text:style-name="P36"/>
      <text:p text:style-name="P19"><text:span text:style-name="T20">Conclusion : </text:span><text:span text:style-name="T63">P</text:span><text:span text:style-name="T64">(</text:span><text:span text:style-name="T63">n</text:span><text:span text:style-name="T65">0</text:span><text:span text:style-name="T64">) vraie </text:span><text:span text:style-name="T67">⇒</text:span><text:span text:style-name="T66"> </text:span><text:span text:style-name="T73">P</text:span><text:span text:style-name="T75">(</text:span><text:span text:style-name="T73">n</text:span><text:span text:style-name="T76">0 </text:span><text:span text:style-name="T79">+ 1)</text:span><text:span text:style-name="T75"> vraie </text:span><text:span text:style-name="T68">⇒</text:span><text:span text:style-name="T66"> </text:span><text:span text:style-name="T73">P</text:span><text:span text:style-name="T75">(</text:span><text:span text:style-name="T73">n</text:span><text:span text:style-name="T76">0 </text:span><text:span text:style-name="T79">+ 2)</text:span><text:span text:style-name="T75"> vraie </text:span><text:span text:style-name="T69">⇒</text:span><text:span text:style-name="T75"> … </text:span><text:span text:style-name="T68">⇒</text:span><text:span text:style-name="T66"> </text:span><text:span text:style-name="T73">P</text:span><text:span text:style-name="T75">(</text:span><text:span text:style-name="T73">n</text:span><text:span text:style-name="T79">)</text:span><text:span text:style-name="T75"> vraie </text:span></text:p>
      <text:h text:style-name="P32" text:outline-level="2"><text:span text:style-name="T110">Raisonnement par</text:span><text:span text:style-name="T22"> récurrence</text:span></text:h>
      <text:p text:style-name="P11"><text:span text:style-name="T13">Soit </text:span><text:span text:style-name="T1">P</text:span><text:span text:style-name="T13">(</text:span><text:span text:style-name="T1">n</text:span><text:span text:style-name="T13">) une propriété dépendant d’un entier </text:span><text:span text:style-name="T1">n</text:span><text:span text:style-name="T13"> et </text:span><text:span text:style-name="T74">n</text:span><text:span text:style-name="T77">0 </text:span><text:span text:style-name="T13"><text:s/>∈ ℕ.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text:span text:style-name="T109">Pour démontrer que </text:span><text:span text:style-name="T10">P</text:span><text:span text:style-name="T21">(</text:span><text:span text:style-name="T10">n</text:span><text:span text:style-name="T21">)</text:span> <text:span text:style-name="T109">est vraie pour tout entier </text:span><text:span text:style-name="T10">n</text:span> <text:span text:style-name="T88">⩾ </text:span><text:span text:style-name="T89">n</text:span><text:span text:style-name="T91">0</text:span><text:span text:style-name="T95">, </text:span><text:span text:style-name="T96">on procède ainsi</text:span></text:p>
            <text:list xml:id="list181954381855180" text:continue-numbering="true" text:style-name="L2">
              <text:list-item>
                <text:p text:style-name="P42"><text:span text:style-name="T26">Initialisation </text:span><text:span text:style-name="T62">: </text:span><text:span text:style-name="T109">On vérifie que </text:span><text:span text:style-name="T8">P</text:span><text:span text:style-name="T17">(</text:span><text:span text:style-name="T90">n</text:span><text:span text:style-name="T92">0</text:span><text:span text:style-name="T17">)</text:span><text:span text:style-name="T53"> est vraie </text:span><text:span text:style-name="T52">(c’est-à-dire que la propriété est vraie au rang <text:s/></text:span><text:span text:style-name="T107">n</text:span><text:span text:style-name="T93">0</text:span><text:span text:style-name="T97">)</text:span></text:p>
              </text:list-item>
              <text:list-item>
                <text:p text:style-name="P43"><text:span text:style-name="T50">Hérédité </text:span><text:span text:style-name="T53">: </text:span><text:span text:style-name="T52">on démontre, pour tout entier </text:span><text:span text:style-name="T35">k</text:span><text:span text:style-name="T52"> </text:span><text:span text:style-name="T108">⩾ </text:span><text:span text:style-name="T107">n</text:span><text:span text:style-name="T93">0</text:span><text:span text:style-name="T97">, </text:span><text:span text:style-name="T98">l’implication :</text:span></text:p>
              </text:list-item>
            </text:list>
            <text:p text:style-name="P14"><text:span text:style-name="T81">P</text:span><text:span text:style-name="T84">(</text:span><text:span text:style-name="T82">k</text:span><text:span text:style-name="T84">) vraie </text:span><text:span text:style-name="T87">⇒ </text:span><text:span text:style-name="T81">P</text:span><text:span text:style-name="T84">(</text:span><text:span text:style-name="T81">k</text:span><text:span text:style-name="T84"> </text:span><text:span text:style-name="T85">+ 1</text:span><text:span text:style-name="T84">) vraie</text:span></text:p>
            <text:p text:style-name="P25"><text:span text:style-name="T84">P</text:span><text:span text:style-name="T83">our cela, on considère un entier quelconque </text:span><text:span text:style-name="T80">k</text:span><text:span text:style-name="T83">, avec </text:span><text:span text:style-name="T80">k</text:span><text:span text:style-name="T86"> </text:span><text:span text:style-name="T100">⩾ </text:span><text:span text:style-name="T105">n</text:span><text:span text:style-name="T94">0</text:span><text:span text:style-name="T100">, </text:span><text:span text:style-name="T99">et on suppose que </text:span><text:span text:style-name="T104">P</text:span><text:span text:style-name="T99">(</text:span><text:span text:style-name="T104">k</text:span><text:span text:style-name="T99">) est vraie (c’est-à-dire que l’on suppose que la propriété est vraie au rang </text:span><text:span text:style-name="T104">k</text:span><text:span text:style-name="T99">). C’est l’</text:span><text:span text:style-name="T103">hypothèse de récurrence</text:span><text:span text:style-name="T99">.</text:span></text:p>
            <text:p text:style-name="P25"><text:span text:style-name="T99">On démontre alors que </text:span><text:span text:style-name="T104">P</text:span><text:span text:style-name="T99">(</text:span><text:span text:style-name="T104">k +</text:span><text:span text:style-name="T99"> 1) est vraie (c’est-à-dire que la propriété est vraie au rang </text:span><text:span text:style-name="T104">k + </text:span><text:span text:style-name="T99">1) en utilisant l’hypothèse de récurrence,</text:span></text:p>
            <text:list xml:id="list2758532253" text:style-name="L3">
              <text:list-item>
                <text:p text:style-name="P46"><text:span text:style-name="T103">Conclusion </text:span><text:span text:style-name="T99">: On conclut, d’après le principe de récurrence, </text:span><text:span text:style-name="T100">que </text:span><text:span text:style-name="T106">P</text:span><text:span text:style-name="T101">(</text:span><text:span text:style-name="T106">n</text:span><text:span text:style-name="T101">)</text:span><text:span text:style-name="T102"> est vraie </text:span><text:span text:style-name="T99">pour tout entier </text:span><text:span text:style-name="T80">n</text:span><text:span text:style-name="T86"> </text:span><text:span text:style-name="T100">⩾ </text:span><text:span text:style-name="T105">n</text:span><text:span text:style-name="T94">0</text:span><text:span text:style-name="T100">.</text:span></text:p>
              </text:list-item>
            </text:list>
          </table:table-cell>
        </table:table-row>
      </table:table>
      <text:p text:style-name="P21"/>
      <text:p text:style-name="P34">Remarque :</text:p>
      <text:p text:style-name="P10">L<text:span text:style-name="T14">’</text:span><text:span text:style-name="T15">initialisation se fait souvent pour </text:span><text:span text:style-name="T3">n</text:span><text:span text:style-name="T55">0</text:span><text:span text:style-name="T15"> = 0 ou </text:span><text:span text:style-name="T3">n</text:span><text:span text:style-name="T55">0</text:span><text:span text:style-name="T15"> = 1. On vérifie donc que </text:span><text:span text:style-name="T3">P</text:span><text:span text:style-name="T15">(0) ou </text:span><text:span text:style-name="T3">P</text:span><text:span text:style-name="T15">(1) est vraie.</text:span></text:p>
      <text:p text:style-name="P6"/>
      <text:p text:style-name="P6">Exemple :</text:p>
      <text:p text:style-name="P22"><text:span text:style-name="T28">Soit</text:span><text:span text:style-name="T41"> </text:span><text:span text:style-name="T71">n</text:span><text:span text:style-name="T41"> ∈ ℕ. </text:span>On pose <text:span text:style-name="T10">P</text:span><text:span text:style-name="T21">(</text:span><text:span text:style-name="T10">n</text:span><text:span text:style-name="T21">)</text:span><text:span text:style-name="T28"> la propriété : « </text:span><text:span text:style-name="T28"><draw:frame draw:style-name="fr1" draw:name="Objet49" text:anchor-type="as-char" svg:width="1.138cm" svg:height="0.529cm" draw:z-index="8"><draw:object xlink:href="./Object 61" xlink:type="simple" xlink:show="embed" xlink:actuate="onLoad"/><draw:image xlink:href="./ObjectReplacements/Object 61" xlink:type="simple" xlink:show="embed" xlink:actuate="onLoad"/></draw:frame></text:span><text:span text:style-name="T28"> est multiple de 3 ».</text:span></text:p>
      <text:p text:style-name="Text_20_body"><text:span text:style-name="T28">Démontrons, par récurrence, que la propriété est vraie pour tout entier </text:span><text:span text:style-name="T29">n</text:span><text:span text:style-name="T24">∈</text:span><text:span text:style-name="T23">ℕ</text:span><text:span text:style-name="T28">.</text:span></text:p>
      <text:list xml:id="list1709704993" text:style-name="L4">
        <text:list-item>
          <text:p text:style-name="P47"><text:span text:style-name="T25">Initialisation </text:span>:</text:p>
          <text:p text:style-name="P47"><draw:frame draw:style-name="fr1" draw:name="Objet50" text:anchor-type="as-char" svg:width="3.985cm" svg:height="0.529cm" draw:z-index="9"><draw:object xlink:href="./Object 65" xlink:type="simple" xlink:show="embed" xlink:actuate="onLoad"/><draw:image xlink:href="./ObjectReplacements/Object 65" xlink:type="simple" xlink:show="embed" xlink:actuate="onLoad"/></draw:frame>. Donc <draw:frame draw:style-name="fr1" draw:name="Objet56" text:anchor-type="as-char" svg:width="1.132cm" svg:height="0.529cm" draw:z-index="10"><draw:object xlink:href="./Object 72" xlink:type="simple" xlink:show="embed" xlink:actuate="onLoad"/><draw:image xlink:href="./ObjectReplacements/Object 72" xlink:type="simple" xlink:show="embed" xlink:actuate="onLoad"/></draw:frame><text:s/>est bien multiple de 3.</text:p>
          <text:p text:style-name="P48"><text:span text:style-name="T28">Ainsi </text:span><text:span text:style-name="T34">P</text:span><text:span text:style-name="T42">(</text:span><text:span text:style-name="T43">0</text:span><text:span text:style-name="T42">)</text:span><text:span text:style-name="T28"> </text:span>est vraie.</text:p>
        </text:list-item>
        <text:list-item>
          <text:p text:style-name="P47"><text:span text:style-name="T25">Hérédité </text:span>:</text:p>
          <text:p text:style-name="P48"><text:span text:style-name="T38">Soit</text:span><text:span text:style-name="T41"> </text:span><text:span text:style-name="T72">k</text:span><text:span text:style-name="T41"> ∈ ℕ. </text:span><text:span text:style-name="T38">quelconque fixé, tel que </text:span><text:span text:style-name="T38"><draw:frame draw:style-name="fr1" draw:name="Objet51" text:anchor-type="as-char" svg:width="2.357cm" svg:height="0.527cm" draw:z-index="11"><draw:object xlink:href="./Object 66" xlink:type="simple" xlink:show="embed" xlink:actuate="onLoad"/><draw:image xlink:href="./ObjectReplacements/Object 66" xlink:type="simple" xlink:show="embed" xlink:actuate="onLoad"/></draw:frame></text:span><text:span text:style-name="T38">, avec </text:span><text:span text:style-name="T36">p</text:span><text:span text:style-name="T38"> entier. (il </text:span><text:span text:style-name="T48">s’</text:span><text:span text:style-name="T38">agit de </text:span><text:span text:style-name="T48">l’</text:span><text:span text:style-name="T30">hypothèse de récurrence</text:span><text:span text:style-name="T38">),</text:span></text:p>
          <text:p text:style-name="P47">Pour cet entier <text:span text:style-name="T11">k</text:span><text:span text:style-name="T12"> quelconque et fixé, on remarque que :</text:span></text:p>
          <text:p text:style-name="P49"><draw:frame draw:style-name="fr1" draw:name="Objet52" text:anchor-type="as-char" svg:width="8.834cm" svg:height="0.557cm" draw:z-index="12"><draw:object xlink:href="./Object 67" xlink:type="simple" xlink:show="embed" xlink:actuate="onLoad"/><draw:image xlink:href="./ObjectReplacements/Object 67" xlink:type="simple" xlink:show="embed" xlink:actuate="onLoad"/></draw:frame>.</text:p>
          <text:p text:style-name="P47">Or <text:span text:style-name="T112">d’</text:span>après <text:span text:style-name="T112">l’</text:span>hypothèse de récurrence : <draw:frame draw:style-name="fr1" draw:name="Objet53" text:anchor-type="as-char" svg:width="2.357cm" svg:height="0.527cm" draw:z-index="13"><draw:object xlink:href="./Object 68" xlink:type="simple" xlink:show="embed" xlink:actuate="onLoad"/><draw:image xlink:href="./ObjectReplacements/Object 68" xlink:type="simple" xlink:show="embed" xlink:actuate="onLoad"/><svg:desc>formule</svg:desc></draw:frame>. On en déduit donc que :</text:p>
          <text:p text:style-name="P49"><text:soft-page-break/><text:span text:style-name="T12"><draw:frame draw:style-name="fr1" draw:name="Objet54" text:anchor-type="as-char" svg:width="7.458cm" svg:height="0.557cm" draw:z-index="14"><draw:object xlink:href="./Object 70" xlink:type="simple" xlink:show="embed" xlink:actuate="onLoad"/><draw:image xlink:href="./ObjectReplacements/Object 70" xlink:type="simple" xlink:show="embed" xlink:actuate="onLoad"/></draw:frame></text:span><text:span text:style-name="T12">, avec </text:span><text:span text:style-name="T5">p</text:span><text:span text:style-name="T1">'</text:span><text:span text:style-name="T12"> entier.</text:span></text:p>
          <text:p text:style-name="P47">Donc <draw:frame draw:style-name="fr1" draw:name="Objet55" text:anchor-type="as-char" svg:width="1.445cm" svg:height="0.527cm" draw:z-index="15"><draw:object xlink:href="./Object 71" xlink:type="simple" xlink:show="embed" xlink:actuate="onLoad"/><draw:image xlink:href="./ObjectReplacements/Object 71" xlink:type="simple" xlink:show="embed" xlink:actuate="onLoad"/></draw:frame><text:s/>est multiple de 3.</text:p>
          <text:p text:style-name="P48">On a montré que, si <text:span text:style-name="T1">P</text:span><text:span text:style-name="T112">(</text:span><text:span text:style-name="T4">k</text:span>) <text:span text:style-name="T38">est vraie, alors </text:span><text:span text:style-name="T30">P</text:span><text:span text:style-name="T44">(</text:span><text:span text:style-name="T31">k +</text:span><text:span text:style-name="T46"> 1</text:span><text:span text:style-name="T38">) </text:span><text:span text:style-name="T44">l’</text:span><text:span text:style-name="T38">est aussi.</text:span></text:p>
        </text:list-item>
        <text:list-item>
          <text:p text:style-name="P47"><text:span text:style-name="T25">Conclusion </text:span>:</text:p>
        </text:list-item>
      </text:list>
      <text:p text:style-name="P26">La propriété <text:span text:style-name="T1">P</text:span><text:span text:style-name="T112">(</text:span><text:span text:style-name="T4">n</text:span>) <text:span text:style-name="T113">est vraie au rang </text:span><text:span text:style-name="T5">n</text:span><text:span text:style-name="T57">0</text:span><text:span text:style-name="T113"> = 0 et elle est héréditaire pour </text:span><text:span text:style-name="T5">k</text:span><text:span text:style-name="T113"> ⩾ 0 </text:span><text:span text:style-name="T48">donc </text:span><text:span text:style-name="T30">P</text:span><text:span text:style-name="T44">(</text:span><text:span text:style-name="T31">n</text:span><text:span text:style-name="T38">) </text:span><text:span text:style-name="T48">est vraie </text:span><text:span text:style-name="T38">pour tout entier naturel </text:span><text:span text:style-name="T29">n </text:span><text:span text:style-name="T37">⩾ </text:span><text:span text:style-name="T47">0</text:span><text:span text:style-name="T45">.</text:span></text:p>
      <text:p text:style-name="P2"><text:tab/></text:p>
      <text:p text:style-name="P6">Remarques :</text:p>
      <text:p text:style-name="P15">Il est important de respecter les étapes de la démonstration.</text:p>
      <text:list xml:id="list1148247519" text:style-name="L5">
        <text:list-item>
          <text:p text:style-name="P44">La phase <text:span text:style-name="T111">d’</text:span>initialisation est indispensable. </text:p>
          <text:p text:style-name="P44">Par exemple, la proposition : « <text:span text:style-name="T114">2</text:span><text:span text:style-name="T27">n</text:span><text:span text:style-name="T114"> </text:span>est un multiple de 3 » est héréditaire pourtant elle est fausse.</text:p>
        </text:list-item>
        <text:list-item>
          <text:p text:style-name="P44">La conclusion termine le raisonnement en combinant les étapes <text:span text:style-name="T114">d’</text:span>initialisation et <text:span text:style-name="T114">d’</text:span>hérédité.</text:p>
          <text:p text:style-name="P45">La propriété est vraie au rang<text:span text:style-name="T18"> </text:span><text:span text:style-name="T9">n</text:span><text:span text:style-name="T56">0</text:span><text:span text:style-name="T18"> </text:span>(initialisation) et elle est héréditaire à partir du rang <text:span text:style-name="T9">n</text:span><text:span text:style-name="T56">0</text:span><text:span text:style-name="T18"> </text:span>donc la propriété est vraie au rang <text:span text:style-name="T18"><text:s/></text:span><text:span text:style-name="T9">n</text:span><text:span text:style-name="T56">0</text:span><text:span text:style-name="T18"> </text:span><text:span text:style-name="T19">+ 1</text:span>.</text:p>
          <text:p text:style-name="P45">La propriété est vraie au rang<text:span text:style-name="T18"> </text:span><text:span text:style-name="T9">n</text:span><text:span text:style-name="T56">0</text:span><text:span text:style-name="T18"> </text:span><text:span text:style-name="T19">+ 1 </text:span>et elle est héréditaire à partir du rang <text:span text:style-name="T9">n</text:span><text:span text:style-name="T56">0</text:span><text:span text:style-name="T18"> </text:span>donc la propriété est vraie au rang <text:span text:style-name="T18"><text:s/></text:span><text:span text:style-name="T9">n</text:span><text:span text:style-name="T56">0</text:span><text:span text:style-name="T18"> </text:span><text:span text:style-name="T19">+ 2</text:span>.</text:p>
        </text:list-item>
      </text:list>
      <text:p text:style-name="P27">… </text:p>
      <text:list xml:id="list181954768136761" text:continue-numbering="true" text:style-name="L5">
        <text:list-header>
          <text:p text:style-name="P44">En procédant ainsi, pas à pas, on peut conclure que la propriété est vraie pour <text:span text:style-name="T114">n’</text:span>importe quel entier <text:span text:style-name="T6">n</text:span> ⩾ <text:span text:style-name="T6">n</text:span><text:span text:style-name="T54">0</text:span> .</text:p>
        </text:list-header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pitch="variable" style:font-charset="x-symbol"/>
    <style:font-face style:name="OpenSymbol3" svg:font-family="OpenSymbol"/>
    <style:font-face style:name="Tahoma1" svg:font-family="Tahoma"/>
    <style:font-face style:name="OpenSymbol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3" fo:font-family="OpenSymbol" style:font-name-asian="OpenSymbol3" style:font-family-asian="OpenSymbol" style:font-name-complex="OpenSymbol3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18T14:15:34.33</meta:creation-date>
    <meta:editing-duration>PT8H18M54S</meta:editing-duration>
    <meta:editing-cycles>54</meta:editing-cycles>
    <meta:generator>LibreOffice/6.4.6.2$Linux_X86_64 LibreOffice_project/40$Build-2</meta:generator>
    <meta:initial-creator>Johann DOLIVET</meta:initial-creator>
    <dc:date>2021-01-14T18:19:53.777523585</dc:date>
    <meta:document-statistic meta:table-count="5" meta:image-count="0" meta:object-count="23" meta:page-count="3" meta:paragraph-count="70" meta:word-count="710" meta:character-count="3567" meta:non-whitespace-character-count="2935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n>2</mn>
        <mo stretchy="false">+</mo>
        <mi>…</mi>
        <mo stretchy="false">+</mo>
        <mi>n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1 + 2 + … + n ={n(n+1)} over {2} </annotation>
  </semantics>
</math>
</file>

<file path=Object 10/content.xml><?xml version="1.0" encoding="utf-8"?>
<math xmlns="http://www.w3.org/1998/Math/MathML" display="block">
  <semantics>
    <mrow>
      <mi>k</mi>
      <mo stretchy="false">⩾</mo>
      <msub>
        <mi>n</mi>
        <mn>0</mn>
      </msub>
    </mrow>
    <annotation encoding="StarMath 5.0">k geslant n_{0}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 mathvariant="normal">π</mi>
              </mrow>
            </mrow>
            <mo fence="true" stretchy="false">)</mo>
          </mrow>
          <mi>n</mi>
        </msup>
        <mo stretchy="false">⩾</mo>
        <mrow>
          <mn>1</mn>
          <mo stretchy="false">+</mo>
          <mi>n</mi>
        </mrow>
      </mrow>
      <mi mathvariant="normal">π</mi>
    </mrow>
    <annotation encoding="StarMath 5.0">(1+%pi)^n geslant 1 + n %pi</annotation>
  </semantics>
</math>
</file>

<file path=Object 3/content.xml><?xml version="1.0" encoding="utf-8"?>
<math xmlns="http://www.w3.org/1998/Math/MathML" display="block">
  <semantics>
    <mrow>
      <msup>
        <mi>n</mi>
        <mn>3</mn>
      </msup>
      <mo stretchy="false">−</mo>
      <mi>n</mi>
    </mrow>
    <annotation encoding="StarMath 5.0">n^3-n</annotation>
  </semantics>
</math>
</file>

<file path=Object 4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4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/content.xml><?xml version="1.0" encoding="utf-8"?>
<math xmlns="http://www.w3.org/1998/Math/MathML" display="block">
  <semantics>
    <mrow>
      <mi>n</mi>
      <mo stretchy="false">⩾</mo>
      <msub>
        <mi>n</mi>
        <mn>0</mn>
      </msub>
    </mrow>
    <annotation encoding="StarMath 5.0">n geslant n_{0}</annotation>
  </semantics>
</math>
</file>

<file path=Object 50/content.xml><?xml version="1.0" encoding="utf-8"?>
<math xmlns="http://www.w3.org/1998/Math/MathML" display="block">
  <semantics>
    <mrow>
      <msub>
        <mi>u</mi>
        <mi>n</mi>
      </msub>
      <mo stretchy="false">=</mo>
      <mrow>
        <msup>
          <mn>4</mn>
          <mi>n</mi>
        </msup>
        <mo stretchy="false">−</mo>
        <mn>1</mn>
      </mrow>
    </mrow>
    <annotation encoding="StarMath 5.0">u_n={4}^n-{1}</annotation>
  </semantics>
</math>
</file>

<file path=Object 5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52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3</mn>
        </mrow>
      </mrow>
    </mrow>
    <annotation encoding="StarMath 5.0">u_{1}={3}</annotation>
  </semantics>
</math>
</file>

<file path=Object 53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5</mn>
        </mrow>
      </mrow>
    </mrow>
    <annotation encoding="StarMath 5.0">u_{2}={15}</annotation>
  </semantics>
</math>
</file>

<file path=Object 54/content.xml><?xml version="1.0" encoding="utf-8"?>
<math xmlns="http://www.w3.org/1998/Math/MathML">
  <semantics>
    <mrow>
      <mrow>
        <msub>
          <mi>u</mi>
          <mrow>
            <mn>3</mn>
          </mrow>
        </msub>
        <mo stretchy="false">=</mo>
        <mrow>
          <mn>63</mn>
        </mrow>
      </mrow>
    </mrow>
    <annotation encoding="StarMath 5.0">u_{3}={63}</annotation>
  </semantics>
</math>
</file>

<file path=Object 55/content.xml><?xml version="1.0" encoding="utf-8"?>
<math xmlns="http://www.w3.org/1998/Math/MathML">
  <semantics>
    <mrow>
      <mrow>
        <msub>
          <mi>u</mi>
          <mrow>
            <mn>4</mn>
          </mrow>
        </msub>
        <mo stretchy="false">=</mo>
        <mrow>
          <mn>255</mn>
        </mrow>
      </mrow>
    </mrow>
    <annotation encoding="StarMath 5.0">u_{4}={255}</annotation>
  </semantics>
</math>
</file>

<file path=Object 56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1023</mn>
        </mrow>
      </mrow>
    </mrow>
    <annotation encoding="StarMath 5.0">u_{5}={1023}</annotation>
  </semantics>
</math>
</file>

<file path=Object 61/content.xml><?xml version="1.0" encoding="utf-8"?>
<math xmlns="http://www.w3.org/1998/Math/MathML">
  <semantics>
    <mrow>
      <mrow>
        <msup>
          <mrow>
            <mn>4</mn>
          </mrow>
          <mi>n</mi>
        </msup>
        <mo stretchy="false">−</mo>
        <mrow>
          <mn>1</mn>
        </mrow>
      </mrow>
    </mrow>
    <annotation encoding="StarMath 5.0"> {4}^n-{1}</annotation>
  </semantics>
</math>
</file>

<file path=Object 65/content.xml><?xml version="1.0" encoding="utf-8"?>
<math xmlns="http://www.w3.org/1998/Math/MathML">
  <semantics>
    <mrow>
      <mrow>
        <mrow>
          <mrow>
            <mrow>
              <msup>
                <mrow>
                  <mn>4</mn>
                </mrow>
                <mrow>
                  <mn>0</mn>
                </mrow>
              </msup>
              <mo stretchy="false">−</mo>
              <mrow>
                <mn>1</mn>
              </mrow>
            </mrow>
            <mo stretchy="false">=</mo>
            <mrow>
              <mrow>
                <mn>1</mn>
              </mrow>
              <mo stretchy="false">−</mo>
              <mrow>
                <mn>1</mn>
              </mrow>
            </mrow>
          </mrow>
          <mo stretchy="false">=</mo>
          <mrow>
            <mn>0</mn>
          </mrow>
        </mrow>
        <mo stretchy="false">=</mo>
        <mrow>
          <mrow>
            <mn>3</mn>
          </mrow>
          <mo stretchy="false">×</mo>
          <mrow>
            <mn>0</mn>
          </mrow>
        </mrow>
      </mrow>
    </mrow>
    <annotation encoding="StarMath 5.0">{4}^{0}-{1}={1}-{1}={0}={3} times {0}</annotation>
  </semantics>
</math>
</file>

<file path=Object 66/content.xml><?xml version="1.0" encoding="utf-8"?>
<math xmlns="http://www.w3.org/1998/Math/MathML" display="block">
  <semantics>
    <mrow>
      <mrow>
        <msup>
          <mn>4</mn>
          <mi>k</mi>
        </msup>
        <mo stretchy="false">−</mo>
        <mn>1</mn>
      </mrow>
      <mo stretchy="false">=</mo>
      <mrow>
        <mn>3</mn>
        <mo stretchy="false">×</mo>
        <mi>p</mi>
      </mrow>
    </mrow>
    <annotation encoding="StarMath 5.0">{4}^k-{1}={3} times p</annotation>
  </semantics>
</math>
</file>

<file path=Object 67/content.xml><?xml version="1.0" encoding="utf-8"?>
<math xmlns="http://www.w3.org/1998/Math/MathML" display="block">
  <semantics>
    <mrow>
      <mrow>
        <msup>
          <mn>4</mn>
          <mrow>
            <mi>k</mi>
            <mo stretchy="false">+</mo>
            <mn>1</mn>
          </mrow>
        </msup>
        <mo stretchy="false">−</mo>
        <mn>1</mn>
      </mrow>
      <mo stretchy="false">=</mo>
      <mrow>
        <mrow>
          <mn>4</mn>
          <mo stretchy="false">×</mo>
          <msup>
            <mn>4</mn>
            <mi>k</mi>
          </msup>
        </mrow>
        <mo stretchy="false">−</mo>
        <mn>1</mn>
      </mrow>
      <mo stretchy="false">=</mo>
      <mrow>
        <mrow>
          <mrow>
            <mo fence="true" stretchy="false">(</mo>
            <mrow>
              <mrow>
                <mn>3</mn>
                <mo stretchy="false">+</mo>
                <mn>1</mn>
              </mrow>
            </mrow>
            <mo fence="true" stretchy="false">)</mo>
          </mrow>
          <mo stretchy="false">×</mo>
          <msup>
            <mn>4</mn>
            <mi>k</mi>
          </msup>
        </mrow>
        <mo stretchy="false">−</mo>
        <mn>1</mn>
      </mrow>
      <mo stretchy="false">=</mo>
      <mrow>
        <mrow>
          <mn>3</mn>
          <mo stretchy="false">×</mo>
          <msup>
            <mn>4</mn>
            <mi>k</mi>
          </msup>
        </mrow>
        <mo stretchy="false">+</mo>
        <mrow>
          <mo fence="true" stretchy="false">(</mo>
          <mrow>
            <mrow>
              <msup>
                <mn>4</mn>
                <mi>k</mi>
              </msup>
              <mo stretchy="false">−</mo>
              <mn>1</mn>
            </mrow>
          </mrow>
          <mo fence="true" stretchy="false">)</mo>
        </mrow>
      </mrow>
    </mrow>
    <annotation encoding="StarMath 5.0">{4}^{k+{1}}-{1}={4} times {4}^k-{1}=({3}+{1}) times {4}^k-{1}={3} times {4}^k+({4}^k-{1})</annotation>
  </semantics>
</math>
</file>

<file path=Object 68/content.xml><?xml version="1.0" encoding="utf-8"?>
<math xmlns="http://www.w3.org/1998/Math/MathML" display="block">
  <semantics>
    <mrow>
      <mrow>
        <msup>
          <mn>4</mn>
          <mi>k</mi>
        </msup>
        <mo stretchy="false">−</mo>
        <mn>1</mn>
      </mrow>
      <mo stretchy="false">=</mo>
      <mrow>
        <mn>3</mn>
        <mo stretchy="false">×</mo>
        <mi>p</mi>
      </mrow>
    </mrow>
    <annotation encoding="StarMath 5.0">{4}^k-{1}={3} times p</annotation>
  </semantics>
</math>
</file>

<file path=Object 70/content.xml><?xml version="1.0" encoding="utf-8"?>
<math xmlns="http://www.w3.org/1998/Math/MathML" display="block">
  <semantics>
    <mrow>
      <mrow>
        <mrow>
          <msup>
            <mn>4</mn>
            <mrow>
              <mi>k</mi>
              <mo stretchy="false">+</mo>
              <mn>1</mn>
            </mrow>
          </msup>
          <mo stretchy="false">−</mo>
          <mn>1</mn>
        </mrow>
        <mo stretchy="false">=</mo>
        <mrow>
          <mrow>
            <mn>3</mn>
            <mo stretchy="false">×</mo>
            <msup>
              <mn>4</mn>
              <mi>k</mi>
            </msup>
          </mrow>
          <mo stretchy="false">+</mo>
          <mrow>
            <mn>3</mn>
            <mo stretchy="false">×</mo>
            <mi>p</mi>
          </mrow>
        </mrow>
        <mo stretchy="false">=</mo>
        <mrow>
          <mn>3</mn>
          <mo stretchy="false">×</mo>
          <mrow>
            <mo fence="true" stretchy="false">(</mo>
            <mrow>
              <mrow>
                <msup>
                  <mn>4</mn>
                  <mi>k</mi>
                </msup>
                <mo stretchy="false">+</mo>
                <mi>p</mi>
              </mrow>
            </mrow>
            <mo fence="true" stretchy="false">)</mo>
          </mrow>
        </mrow>
        <mo stretchy="false">=</mo>
        <mrow>
          <mn>3</mn>
          <mo stretchy="false">×</mo>
          <mi>p</mi>
        </mrow>
      </mrow>
      <mi>'</mi>
    </mrow>
    <annotation encoding="StarMath 5.0">{4}^{k+{1}}-{1}={3} times {4}^k+{3} times p={3} times ({4}^k+p)={3} times p'</annotation>
  </semantics>
</math>
</file>

<file path=Object 71/content.xml><?xml version="1.0" encoding="utf-8"?>
<math xmlns="http://www.w3.org/1998/Math/MathML" display="block">
  <semantics>
    <mrow>
      <msup>
        <mn>4</mn>
        <mrow>
          <mi>k</mi>
          <mo stretchy="false">+</mo>
          <mn>1</mn>
        </mrow>
      </msup>
      <mo stretchy="false">−</mo>
      <mn>1</mn>
    </mrow>
    <annotation encoding="StarMath 5.0">{4}^{k+{1}}-{1}</annotation>
  </semantics>
</math>
</file>

<file path=Object 72/content.xml><?xml version="1.0" encoding="utf-8"?>
<math xmlns="http://www.w3.org/1998/Math/MathML">
  <semantics>
    <mrow>
      <mrow>
        <msup>
          <mrow>
            <mn>4</mn>
          </mrow>
          <mrow>
            <mn>0</mn>
          </mrow>
        </msup>
        <mo stretchy="false">−</mo>
        <mrow>
          <mn>1</mn>
        </mrow>
      </mrow>
    </mrow>
    <annotation encoding="StarMath 5.0">{4}^{0}-{1}</annotation>
  </semantics>
</math>
</file>

<file path=Object 8/content.xml><?xml version="1.0" encoding="utf-8"?>
<math xmlns="http://www.w3.org/1998/Math/MathML" display="block">
  <semantics>
    <mrow>
      <mi>k</mi>
      <mo stretchy="false">⩾</mo>
      <msub>
        <mi>n</mi>
        <mn>0</mn>
      </msub>
    </mrow>
    <annotation encoding="StarMath 5.0">k geslant n_{0}</annotation>
  </semantics>
</math>
</file>